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5b95b" officeooo:paragraph-rsid="0005b95b"/>
    </style:style>
    <style:style style:name="P2" style:family="paragraph" style:parent-style-name="Standard">
      <style:text-properties style:font-name="Liberation Sans" officeooo:rsid="00075ada" officeooo:paragraph-rsid="00075ada"/>
    </style:style>
    <style:style style:name="P3" style:family="paragraph" style:parent-style-name="Standard">
      <style:text-properties style:font-name="Liberation Mono" officeooo:rsid="0005b95b" officeooo:paragraph-rsid="0005b95b"/>
    </style:style>
    <style:style style:name="P4" style:family="paragraph" style:parent-style-name="Standard">
      <style:text-properties style:font-name="Liberation Mono" officeooo:rsid="00075ada" officeooo:paragraph-rsid="00075ada"/>
    </style:style>
    <style:style style:name="P5" style:family="paragraph" style:parent-style-name="Standard">
      <style:text-properties style:font-name="Liberation Mono" officeooo:rsid="000b31ce" officeooo:paragraph-rsid="000b31ce"/>
    </style:style>
    <style:style style:name="P6" style:family="paragraph" style:parent-style-name="Standard">
      <style:text-properties style:font-name="Liberation Mono" officeooo:rsid="000c5dc6" officeooo:paragraph-rsid="000b53d9"/>
    </style:style>
    <style:style style:name="P7" style:family="paragraph" style:parent-style-name="Text_20_body">
      <style:text-properties officeooo:rsid="00063971" officeooo:paragraph-rsid="00063971"/>
    </style:style>
    <style:style style:name="P8" style:family="paragraph" style:parent-style-name="Text_20_body">
      <style:text-properties style:font-name="Liberation Sans"/>
    </style:style>
    <style:style style:name="P9" style:family="paragraph" style:parent-style-name="Text_20_body">
      <style:text-properties style:font-name="Liberation Sans" officeooo:rsid="00063971" officeooo:paragraph-rsid="00063971"/>
    </style:style>
    <style:style style:name="P10" style:family="paragraph" style:parent-style-name="Text_20_body">
      <style:text-properties style:font-name="Liberation Sans" officeooo:rsid="00075ada" officeooo:paragraph-rsid="00075ada"/>
    </style:style>
    <style:style style:name="P11" style:family="paragraph" style:parent-style-name="Text_20_body">
      <style:text-properties style:font-name="Liberation Sans" officeooo:rsid="00075ada" officeooo:paragraph-rsid="000b31ce"/>
    </style:style>
    <style:style style:name="P12" style:family="paragraph" style:parent-style-name="Text_20_body">
      <style:text-properties style:font-name="Liberation Mono" officeooo:rsid="000b31ce" officeooo:paragraph-rsid="000b31ce"/>
    </style:style>
    <style:style style:name="P13" style:family="paragraph" style:parent-style-name="Text_20_body">
      <style:text-properties officeooo:paragraph-rsid="000b31ce"/>
    </style:style>
    <style:style style:name="P14" style:family="paragraph" style:parent-style-name="Title">
      <style:text-properties style:font-name="Liberation Sans"/>
    </style:style>
    <style:style style:name="P15" style:family="paragraph" style:parent-style-name="Standard">
      <style:text-properties style:font-name="Liberation Sans" fo:language="en" fo:country="US" officeooo:rsid="00075ada" officeooo:paragraph-rsid="000b53d9"/>
    </style:style>
    <style:style style:name="P16" style:family="paragraph" style:parent-style-name="Standard">
      <style:text-properties style:font-name="Liberation Mono" officeooo:rsid="0005b95b" officeooo:paragraph-rsid="000b7738"/>
    </style:style>
    <style:style style:name="P17" style:family="paragraph" style:parent-style-name="Heading_20_1">
      <style:text-properties style:font-name="Liberation Sans"/>
    </style:style>
    <style:style style:name="P18" style:family="paragraph" style:parent-style-name="Heading_20_1">
      <style:text-properties style:font-name="Liberation Sans" officeooo:rsid="00075ada" officeooo:paragraph-rsid="000b31ce"/>
    </style:style>
    <style:style style:name="P19" style:family="paragraph" style:parent-style-name="Heading_20_1">
      <style:text-properties officeooo:paragraph-rsid="000b53d9"/>
    </style:style>
    <style:style style:name="T1" style:family="text">
      <style:text-properties officeooo:rsid="00063971"/>
    </style:style>
    <style:style style:name="T2" style:family="text">
      <style:text-properties officeooo:rsid="00075ada"/>
    </style:style>
    <style:style style:name="T3" style:family="text">
      <style:text-properties officeooo:rsid="0008ef8d"/>
    </style:style>
    <style:style style:name="T4" style:family="text">
      <style:text-properties officeooo:rsid="000b31ce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075ada"/>
    </style:style>
    <style:style style:name="T7" style:family="text">
      <style:text-properties fo:language="en" fo:country="US"/>
    </style:style>
    <style:style style:name="T8" style:family="text">
      <style:text-properties officeooo:rsid="000b77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log API Telepítés</text:p>
      <text:p text:style-name="P1"/>
      <text:h text:style-name="P17" text:outline-level="1">Szükséges programok:</text:h>
      <text:p text:style-name="P8"/>
      <text:p text:style-name="P1">Redis 2.8.17<text:span text:style-name="T2">+</text:span></text:p>
      <text:p text:style-name="P1">Ruby 2.2.0</text:p>
      <text:p text:style-name="P1"/>
      <text:h text:style-name="P17" text:outline-level="1">Telepítés:</text:h>
      <text:p text:style-name="P7"/>
      <text:p text:style-name="P9"><text:span text:style-name="T3">Webserver</text:span> user könyvtárából futtatva:</text:p>
      <text:p text:style-name="P16">git clone <text:span text:style-name="T8">https://github.com/zuzmo/joszolgalat2</text:span></text:p>
      <text:p text:style-name="P4">cd </text:p>
      <text:p text:style-name="P3">bundle install</text:p>
      <text:p text:style-name="P3"/>
      <text:h text:style-name="Heading_20_1" text:outline-level="1">Indítás:</text:h>
      <text:p text:style-name="P10"/>
      <text:p text:style-name="P10">Rootként init.d-be:</text:p>
      <text:p text:style-name="P12">redis-server</text:p>
      <text:p text:style-name="P10"/>
      <text:p text:style-name="P10"><text:span text:style-name="T3">Webserver userként</text:span> elog könyvtá<text:span text:style-name="T3">r</text:span>ból indítva:</text:p>
      <text:p text:style-name="P5">start.sh</text:p>
      <text:p text:style-name="P3"/>
      <text:p text:style-name="P2"/>
      <text:p text:style-name="P2">A port rackup -p paraméterével állítható át, ha nem jó a <text:span text:style-name="T4">9292</text:span>-<text:span text:style-name="T4">e</text:span>s.</text:p>
      <text:p text:style-name="P2"/>
      <text:h text:style-name="P18" text:outline-level="1"><text:span text:style-name="T4">Leáll</text:span>ítás:</text:h>
      <text:p text:style-name="P13"/>
      <text:p text:style-name="P11"><text:span text:style-name="T3">Webserver userként</text:span> elog könyvtá<text:span text:style-name="T3">r</text:span>ból indítva:</text:p>
      <text:p text:style-name="P5"><text:span text:style-name="T6">st</text:span><text:span text:style-name="T5">op</text:span><text:span text:style-name="T6">.sh</text:span></text:p>
      <text:p text:style-name="P5"/>
      <text:h text:style-name="P19" text:outline-level="1"><text:span text:style-name="T6">C</text:span><text:span text:style-name="T5">satlakozás:</text:span></text:h>
      <text:p text:style-name="P6"/>
      <text:p text:style-name="P6">http://<text:span text:style-name="T7">&lt;server&gt;:9090/event</text:span></text:p>
      <text:p text:style-name="P15">Auth header paraméter: MTMxYjdkNmRkZjEzMWQxYzJlNmY2N2V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7:20:18.176000000</meta:creation-date>
    <dc:date>2015-09-06T21:18:29.312486791</dc:date>
    <meta:editing-duration>PT5M38S</meta:editing-duration>
    <meta:editing-cycles>5</meta:editing-cycles>
    <meta:generator>LibreOffice/4.2.8.2$Linux_X86_64 LibreOffice_project/420m0$Build-2</meta:generator>
    <dc:creator>gabor </dc:creator>
    <meta:document-statistic meta:table-count="0" meta:image-count="0" meta:object-count="0" meta:page-count="1" meta:paragraph-count="21" meta:word-count="55" meta:character-count="483" meta:non-whitespace-character-count="447"/>
  </office:meta>
</office:document-meta>
</file>